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10.784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 style:shrink-to-fit="false"/>
    </style:style>
    <style:style style:name="ce6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Échelle d'avancement des civilisations</text:p>
          </table:table-cell>
          <table:covered-table-cell table:number-columns-repeated="3"/>
          <table:table-cell/>
        </table:table-row>
        <table:table-row table:style-name="ro2">
          <table:table-cell table:style-name="ce2" office:value-type="string" calcext:value-type="string">
            <text:p>Stade</text:p>
          </table:table-cell>
          <table:table-cell table:style-name="ce6" office:value-type="string" calcext:value-type="string">
            <text:p>titre</text:p>
          </table:table-cell>
          <table:table-cell table:style-name="ce8" office:value-type="string" calcext:value-type="string">
            <text:p>exemple</text:p>
          </table:table-cell>
          <table:table-cell table:style-name="ce8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ucune modif, dépendance</text:p>
          </table:table-cell>
          <table:table-cell office:value-type="string" calcext:value-type="string">
            <text:p>dauphin, vaches</text:p>
          </table:table-cell>
          <table:table-cell office:value-type="string" calcext:value-type="string">
            <text:p>animal intelligent ou non, totale dépendance à l’environnement</text:p>
          </table:table-cell>
          <table:table-cell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odifs environnement immédiat, dépendance moyenne</text:p>
          </table:table-cell>
          <table:table-cell office:value-type="string" calcext:value-type="string">
            <text:p>fourmis, hommes préhistoriques</text:p>
          </table:table-cell>
          <table:table-cell office:value-type="string" calcext:value-type="string">
            <text:p>modification de l'environnement local: habitat et agriculture/élevage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modifs locales, dépendance faible</text:p>
          </table:table-cell>
          <table:table-cell office:value-type="string" calcext:value-type="string">
            <text:p>ère industrielle</text:p>
          </table:table-cell>
          <table:table-cell office:value-type="string" calcext:value-type="string">
            <text:p>regroupement de l'habitat, amélioration des techniques, maitrise d'énergie chimique ou électrique</text:p>
          </table:table-cell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impact planétaire, dépendance risques</text:p>
          </table:table-cell>
          <table:table-cell office:value-type="string" calcext:value-type="string">
            <text:p>humanité actuelle</text:p>
          </table:table-cell>
          <table:table-cell office:value-type="string" calcext:value-type="string">
            <text:p>civilisation quasi-planétaire avec un forte maitrise de son environnement qui n'est sujette qu'aux catastrophes et aux extrèmes</text:p>
          </table:table-cell>
          <table:table-cell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Gestion planétaire, dépendance risques majeurs</text:p>
          </table:table-cell>
          <table:table-cell office:value-type="string" calcext:value-type="string">
            <text:p>humanité mass effect pré-contact</text:p>
          </table:table-cell>
          <table:table-cell office:value-type="string" calcext:value-type="string">
            <text:p>civilisation planétaire qui s'équilibre avec son propre environnement, ne craint que les catastrophes majeures séismes</text:p>
          </table:table-cell>
          <table:table-cell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Gestion d'environement stellaire</text:p>
          </table:table-cell>
          <table:table-cell office:value-type="string" calcext:value-type="string">
            <text:p>humanité mass effect</text:p>
          </table:table-cell>
          <table:table-cell office:value-type="string" calcext:value-type="string">
            <text:p>bases extra-planétaires autonomes, terraformation légère, déviation préventive d'astéroides</text:p>
          </table:table-cell>
          <table:table-cell office:value-type="string" calcext:value-type="string">
            <text:p>voyage spatial ?</text:p>
          </table:table-cell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Maitrise multi-systeme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intégration de l'espèce/civilisation dans les écosystèmes de plusieurs mondes, voyage spatial, terraformation poussée</text:p>
          </table:table-cell>
          <table:table-cell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Auto-modification de l'adaptation biologique</text:p>
          </table:table-cell>
          <table:table-cell office:value-type="string" calcext:value-type="string">
            <text:p>Chevaucheurs, Ixtils, Reliquats me.andromeda</text:p>
          </table:table-cell>
          <table:table-cell office:value-type="string" calcext:value-type="string">
            <text:p>l'espèce s'est modifiée pour vivre dans des conditions très diverses en altérant le moins possible l'écosystème hôte, ce qui lui assure un développement quasi-galactique, elle est capable de créer d'autres formes de vie</text:p>
          </table:table-cell>
          <table:table-cell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Hypothétique</text:p>
          </table:table-cell>
          <table:table-cell office:value-type="string" calcext:value-type="string">
            <text:p>Stargate Ori(s)</text:p>
          </table:table-cell>
          <table:table-cell office:value-type="string" calcext:value-type="string">
            <text:p>indépendance totale de l'environnement, forme de vie énergétique et/ou capable de modifier de grand pans de l'univer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ypothétique 2</text:p>
          </table:table-cell>
          <table:table-cell/>
          <table:table-cell office:value-type="string" calcext:value-type="string">
            <text:p>Une espèce capable d'agir ou de créer des univers entiers</text:p>
          </table:table-cell>
          <table:table-cell/>
        </table:table-row>
        <table:table-row table:style-name="ro2" table:number-rows-repeated="104856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2:37:13.591898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nfritz </meta:initial-creator>
    <meta:creation-date>2017-06-20T11:55:45.888334789</meta:creation-date>
    <dc:date>2017-06-20T13:12:46.671702445</dc:date>
    <dc:creator>jnfritz </dc:creator>
    <meta:editing-duration>PT32M57S</meta:editing-duration>
    <meta:editing-cycles>5</meta:editing-cycles>
    <meta:generator>LibreOffice/4.2.8.2$Linux_X86_64 LibreOffice_project/420m0$Build-2</meta:generator>
    <meta:document-statistic meta:table-count="1" meta:cell-count="45" meta:object-count="0"/>
  </office:meta>
</office:document-meta>
</file>